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e74d" officeooo:paragraph-rsid="0018e74d"/>
    </style:style>
    <style:style style:name="P2" style:family="paragraph" style:parent-style-name="Standard">
      <style:text-properties officeooo:rsid="002f2293" officeooo:paragraph-rsid="002f2293"/>
    </style:style>
    <style:style style:name="P3" style:family="paragraph" style:parent-style-name="Standard">
      <style:text-properties officeooo:rsid="004c7de1" officeooo:paragraph-rsid="004c7de1"/>
    </style:style>
    <style:style style:name="P4" style:family="paragraph" style:parent-style-name="Standard">
      <style:text-properties officeooo:rsid="0068be60" officeooo:paragraph-rsid="0068be60"/>
    </style:style>
    <style:style style:name="T1" style:family="text">
      <style:text-properties officeooo:rsid="002e70be"/>
    </style:style>
    <style:style style:name="T2" style:family="text">
      <style:text-properties officeooo:rsid="00191a68"/>
    </style:style>
    <style:style style:name="T3" style:family="text">
      <style:text-properties officeooo:rsid="00193e23"/>
    </style:style>
    <style:style style:name="T4" style:family="text">
      <style:text-properties officeooo:rsid="001af9d4"/>
    </style:style>
    <style:style style:name="T5" style:family="text">
      <style:text-properties officeooo:rsid="001c4a7d"/>
    </style:style>
    <style:style style:name="T6" style:family="text">
      <style:text-properties officeooo:rsid="001d6ff5"/>
    </style:style>
    <style:style style:name="T7" style:family="text">
      <style:text-properties officeooo:rsid="004b7736"/>
    </style:style>
    <style:style style:name="T8" style:family="text">
      <style:text-properties officeooo:rsid="0049b5cc"/>
    </style:style>
    <style:style style:name="T9" style:family="text">
      <style:text-properties officeooo:rsid="001e6d82"/>
    </style:style>
    <style:style style:name="T10" style:family="text">
      <style:text-properties officeooo:rsid="001faf7f"/>
    </style:style>
    <style:style style:name="T11" style:family="text">
      <style:text-properties officeooo:rsid="0028dfbf"/>
    </style:style>
    <style:style style:name="T12" style:family="text">
      <style:text-properties officeooo:rsid="001fc64f"/>
    </style:style>
    <style:style style:name="T13" style:family="text">
      <style:text-properties officeooo:rsid="0020e0ac"/>
    </style:style>
    <style:style style:name="T14" style:family="text">
      <style:text-properties officeooo:rsid="0021da70"/>
    </style:style>
    <style:style style:name="T15" style:family="text">
      <style:text-properties officeooo:rsid="00232eb7"/>
    </style:style>
    <style:style style:name="T16" style:family="text">
      <style:text-properties officeooo:rsid="0023d69c"/>
    </style:style>
    <style:style style:name="T17" style:family="text">
      <style:text-properties officeooo:rsid="00254dce"/>
    </style:style>
    <style:style style:name="T18" style:family="text">
      <style:text-properties officeooo:rsid="00268566"/>
    </style:style>
    <style:style style:name="T19" style:family="text">
      <style:text-properties officeooo:rsid="00284399"/>
    </style:style>
    <style:style style:name="T20" style:family="text">
      <style:text-properties officeooo:rsid="002a4582"/>
    </style:style>
    <style:style style:name="T21" style:family="text">
      <style:text-properties officeooo:rsid="002b2eb2"/>
    </style:style>
    <style:style style:name="T22" style:family="text">
      <style:text-properties officeooo:rsid="002c0c4a"/>
    </style:style>
    <style:style style:name="T23" style:family="text">
      <style:text-properties officeooo:rsid="002c25aa"/>
    </style:style>
    <style:style style:name="T24" style:family="text">
      <style:text-properties officeooo:rsid="002d2716"/>
    </style:style>
    <style:style style:name="T25" style:family="text">
      <style:text-properties officeooo:rsid="002ec017"/>
    </style:style>
    <style:style style:name="T26" style:family="text">
      <style:text-properties officeooo:rsid="002f7282"/>
    </style:style>
    <style:style style:name="T27" style:family="text">
      <style:text-properties officeooo:rsid="002ffd60"/>
    </style:style>
    <style:style style:name="T28" style:family="text">
      <style:text-properties officeooo:rsid="0030379f"/>
    </style:style>
    <style:style style:name="T29" style:family="text">
      <style:text-properties officeooo:rsid="0031733f"/>
    </style:style>
    <style:style style:name="T30" style:family="text">
      <style:text-properties officeooo:rsid="00318229"/>
    </style:style>
    <style:style style:name="T31" style:family="text">
      <style:text-properties officeooo:rsid="0031e2be"/>
    </style:style>
    <style:style style:name="T32" style:family="text">
      <style:text-properties officeooo:rsid="0031fb06"/>
    </style:style>
    <style:style style:name="T33" style:family="text">
      <style:text-properties officeooo:rsid="0032c941"/>
    </style:style>
    <style:style style:name="T34" style:family="text">
      <style:text-properties officeooo:rsid="0033235b"/>
    </style:style>
    <style:style style:name="T35" style:family="text">
      <style:text-properties officeooo:rsid="0034f5c2"/>
    </style:style>
    <style:style style:name="T36" style:family="text">
      <style:text-properties officeooo:rsid="00365d52"/>
    </style:style>
    <style:style style:name="T37" style:family="text">
      <style:text-properties officeooo:rsid="003853f6"/>
    </style:style>
    <style:style style:name="T38" style:family="text">
      <style:text-properties officeooo:rsid="0038ad7c"/>
    </style:style>
    <style:style style:name="T39" style:family="text">
      <style:text-properties officeooo:rsid="00390ae7"/>
    </style:style>
    <style:style style:name="T40" style:family="text">
      <style:text-properties officeooo:rsid="003a8d5d"/>
    </style:style>
    <style:style style:name="T41" style:family="text">
      <style:text-properties officeooo:rsid="003b834c"/>
    </style:style>
    <style:style style:name="T42" style:family="text">
      <style:text-properties officeooo:rsid="003d540e"/>
    </style:style>
    <style:style style:name="T43" style:family="text">
      <style:text-properties officeooo:rsid="003e31fe"/>
    </style:style>
    <style:style style:name="T44" style:family="text">
      <style:text-properties officeooo:rsid="003fa30e"/>
    </style:style>
    <style:style style:name="T45" style:family="text">
      <style:text-properties officeooo:rsid="00405a54"/>
    </style:style>
    <style:style style:name="T46" style:family="text">
      <style:text-properties officeooo:rsid="0041ad4a"/>
    </style:style>
    <style:style style:name="T47" style:family="text">
      <style:text-properties officeooo:rsid="004328a2"/>
    </style:style>
    <style:style style:name="T48" style:family="text">
      <style:text-properties officeooo:rsid="00446346"/>
    </style:style>
    <style:style style:name="T49" style:family="text">
      <style:text-properties officeooo:rsid="004510e9"/>
    </style:style>
    <style:style style:name="T50" style:family="text">
      <style:text-properties officeooo:rsid="0046ccea"/>
    </style:style>
    <style:style style:name="T51" style:family="text">
      <style:text-properties officeooo:rsid="0048c194"/>
    </style:style>
    <style:style style:name="T52" style:family="text">
      <style:text-properties officeooo:rsid="0049a6ac"/>
    </style:style>
    <style:style style:name="T53" style:family="text">
      <style:text-properties officeooo:rsid="004e321d"/>
    </style:style>
    <style:style style:name="T54" style:family="text">
      <style:text-properties officeooo:rsid="004fb842"/>
    </style:style>
    <style:style style:name="T55" style:family="text">
      <style:text-properties officeooo:rsid="0050f101"/>
    </style:style>
    <style:style style:name="T56" style:family="text">
      <style:text-properties officeooo:rsid="00518dfe"/>
    </style:style>
    <style:style style:name="T57" style:family="text">
      <style:text-properties officeooo:rsid="0051f1c2"/>
    </style:style>
    <style:style style:name="T58" style:family="text">
      <style:text-properties officeooo:rsid="0053697a"/>
    </style:style>
    <style:style style:name="T59" style:family="text">
      <style:text-properties officeooo:rsid="005399bf"/>
    </style:style>
    <style:style style:name="T60" style:family="text">
      <style:text-properties officeooo:rsid="0054a3d4"/>
    </style:style>
    <style:style style:name="T61" style:family="text">
      <style:text-properties officeooo:rsid="005643a4"/>
    </style:style>
    <style:style style:name="T62" style:family="text">
      <style:text-properties officeooo:rsid="0056c7cd"/>
    </style:style>
    <style:style style:name="T63" style:family="text">
      <style:text-properties officeooo:rsid="0057dbad"/>
    </style:style>
    <style:style style:name="T64" style:family="text">
      <style:text-properties officeooo:rsid="0059a80c"/>
    </style:style>
    <style:style style:name="T65" style:family="text">
      <style:text-properties officeooo:rsid="005b8246"/>
    </style:style>
    <style:style style:name="T66" style:family="text">
      <style:text-properties officeooo:rsid="005c8af3"/>
    </style:style>
    <style:style style:name="T67" style:family="text">
      <style:text-properties officeooo:rsid="005d574d"/>
    </style:style>
    <style:style style:name="T68" style:family="text">
      <style:text-properties officeooo:rsid="005eb635"/>
    </style:style>
    <style:style style:name="T69" style:family="text">
      <style:text-properties officeooo:rsid="005ef54e"/>
    </style:style>
    <style:style style:name="T70" style:family="text">
      <style:text-properties officeooo:rsid="005f1b38"/>
    </style:style>
    <style:style style:name="T71" style:family="text">
      <style:text-properties officeooo:rsid="006038d2"/>
    </style:style>
    <style:style style:name="T72" style:family="text">
      <style:text-properties officeooo:rsid="00614aab"/>
    </style:style>
    <style:style style:name="T73" style:family="text">
      <style:text-properties officeooo:rsid="00627a3b"/>
    </style:style>
    <style:style style:name="T74" style:family="text">
      <style:text-properties officeooo:rsid="00633acb"/>
    </style:style>
    <style:style style:name="T75" style:family="text">
      <style:text-properties officeooo:rsid="00648d6c"/>
    </style:style>
    <style:style style:name="T76" style:family="text">
      <style:text-properties officeooo:rsid="006496ff"/>
    </style:style>
    <style:style style:name="T77" style:family="text">
      <style:text-properties officeooo:rsid="006639b9"/>
    </style:style>
    <style:style style:name="T78" style:family="text">
      <style:text-properties officeooo:rsid="00665b7c"/>
    </style:style>
    <style:style style:name="T79" style:family="text">
      <style:text-properties officeooo:rsid="0066caf4"/>
    </style:style>
    <style:style style:name="T80" style:family="text">
      <style:text-properties officeooo:rsid="006839b9"/>
    </style:style>
    <style:style style:name="T81" style:family="text">
      <style:text-properties officeooo:rsid="0069044d"/>
    </style:style>
    <style:style style:name="T82" style:family="text">
      <style:text-properties officeooo:rsid="00695b1a"/>
    </style:style>
    <style:style style:name="T83" style:family="text">
      <style:text-properties officeooo:rsid="006a91fd"/>
    </style:style>
    <style:style style:name="T84" style:family="text">
      <style:text-properties officeooo:rsid="006b2cc6"/>
    </style:style>
    <style:style style:name="T85" style:family="text">
      <style:text-properties officeooo:rsid="006c7dde"/>
    </style:style>
    <style:style style:name="T86" style:family="text">
      <style:text-properties officeooo:rsid="006c9787"/>
    </style:style>
    <style:style style:name="T87" style:family="text">
      <style:text-properties officeooo:rsid="006cab84"/>
    </style:style>
    <style:style style:name="T88" style:family="text">
      <style:text-properties officeooo:rsid="006d7314"/>
    </style:style>
    <style:style style:name="T89" style:family="text">
      <style:text-properties officeooo:rsid="006e03ed"/>
    </style:style>
    <style:style style:name="T90" style:family="text">
      <style:text-properties officeooo:rsid="006ee37a"/>
    </style:style>
    <style:style style:name="T91" style:family="text">
      <style:text-properties officeooo:rsid="0070892e"/>
    </style:style>
    <style:style style:name="T92" style:family="text">
      <style:text-properties officeooo:rsid="007276bc"/>
    </style:style>
    <style:style style:name="T93" style:family="text">
      <style:text-properties officeooo:rsid="0073f4f5"/>
    </style:style>
    <style:style style:name="T94" style:family="text">
      <style:text-properties officeooo:rsid="00756cae"/>
    </style:style>
    <style:style style:name="T95" style:family="text">
      <style:text-properties officeooo:rsid="0076a6fc"/>
    </style:style>
    <style:style style:name="T96" style:family="text">
      <style:text-properties officeooo:rsid="00789b5b"/>
    </style:style>
    <style:style style:name="T97" style:family="text">
      <style:text-properties officeooo:rsid="00796e58"/>
    </style:style>
    <style:style style:name="T98" style:family="text">
      <style:text-properties officeooo:rsid="0079be34"/>
    </style:style>
    <style:style style:name="T99" style:family="text">
      <style:text-properties officeooo:rsid="0079f5de"/>
    </style:style>
    <style:style style:name="T100" style:family="text">
      <style:text-properties officeooo:rsid="007a7842"/>
    </style:style>
    <style:style style:name="T101" style:family="text">
      <style:text-properties officeooo:rsid="007b2193"/>
    </style:style>
    <style:style style:name="T102" style:family="text">
      <style:text-properties officeooo:rsid="007b5edb"/>
    </style:style>
    <style:style style:name="T103" style:family="text">
      <style:text-properties officeooo:rsid="007d37ef"/>
    </style:style>
    <style:style style:name="T104" style:family="text">
      <style:text-properties officeooo:rsid="007dc432"/>
    </style:style>
    <style:style style:name="T105" style:family="text">
      <style:text-properties officeooo:rsid="007f73f3"/>
    </style:style>
    <style:style style:name="T106" style:family="text">
      <style:text-properties officeooo:rsid="008141c3"/>
    </style:style>
    <style:style style:name="T107" style:family="text">
      <style:text-properties officeooo:rsid="0083014a"/>
    </style:style>
    <style:style style:name="T108" style:family="text">
      <style:text-properties officeooo:rsid="00832a14"/>
    </style:style>
    <style:style style:name="T109" style:family="text">
      <style:text-properties officeooo:rsid="008385e3"/>
    </style:style>
    <style:style style:name="T110" style:family="text">
      <style:text-properties officeooo:rsid="00854b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nquire, facility, <text:span text:style-name="T2">alternative, fit something, </text:span><text:span text:style-name="T3">circle something, </text:span><text:span text:style-name="T4">appropriate, inappropriate, </text:span><text:span text:style-name="T5">relate, </text:span><text:span text:style-name="T6">by bus, by car, by bus, by </text:span><text:span text:style-name="T7">plane</text:span><text:span text:style-name="T6">, by s</text:span><text:span text:style-name="T8">hip</text:span><text:span text:style-name="T6">, by train, campus, park, </text:span><text:span text:style-name="T9">undergraduate student, postgraduate student, </text:span><text:span text:style-name="T10">parking </text:span><text:span text:style-name="T11">sticker</text:span><text:span text:style-name="T10">, </text:span><text:span text:style-name="T12">administrative, </text:span><text:span text:style-name="T13">fine somebody, </text:span><text:span text:style-name="T14">fine, </text:span><text:span text:style-name="T15">tennis court, </text:span><text:span text:style-name="T16">opposite something, </text:span><text:span text:style-name="T17">graduate </text:span><text:span text:style-name="T18">student, </text:span><text:span text:style-name="T19">graduate from a university, </text:span><text:span text:style-name="T20">detail, </text:span><text:span text:style-name="T21">suburb, </text:span><text:span text:style-name="T22">faculty, </text:span><text:span text:style-name="T23">architecture, </text:span><text:span text:style-name="T24">registration number, </text:span><text:span text:style-name="T1">attach, windscreen, </text:span><text:span text:style-name="T25">display</text:span></text:p>
      <text:p text:style-name="P1"/>
      <text:p text:style-name="P1"/>
      <text:p text:style-name="P1"/>
      <text:p text:style-name="P2">maritime, museum, <text:span text:style-name="T26">design, </text:span><text:span text:style-name="T27">nautical, </text:span><text:span text:style-name="T28">harbo</text:span><text:span text:style-name="T29">ur, </text:span><text:span text:style-name="T30">handicapped, </text:span><text:span text:style-name="T31">wheelchair, </text:span><text:span text:style-name="T32">top floor, </text:span><text:span text:style-name="T33">arrow, </text:span><text:span text:style-name="T34">information desk, </text:span><text:span text:style-name="T35">locate, </text:span><text:span text:style-name="T36">suggest, make one’s way, </text:span><text:span text:style-name="T37">dock, </text:span><text:span text:style-name="T38">keel, </text:span><text:span text:style-name="T39">number something, </text:span><text:span text:style-name="T40">take a walk, </text:span><text:span text:style-name="T41">screen videos, </text:span><text:span text:style-name="T42">captain, </text:span><text:span text:style-name="T43">along, </text:span><text:span text:style-name="T44">leisure, </text:span><text:span text:style-name="T45">permanent, temporary, </text:span><text:span text:style-name="T46">marvelous, </text:span><text:span text:style-name="T47">lounge, </text:span><text:span text:style-name="T48">entitle, </text:span><text:span text:style-name="T49">membership, </text:span><text:span text:style-name="T50">value, </text:span><text:span text:style-name="T51">passenger, </text:span><text:span text:style-name="T52">souvenir,</text:span></text:p>
      <text:p text:style-name="P2"/>
      <text:p text:style-name="P2"/>
      <text:p text:style-name="P3">tutor, <text:span text:style-name="T53">refund, refundable, </text:span><text:span text:style-name="T54">non-refundable, </text:span><text:span text:style-name="T55">manage, </text:span><text:span text:style-name="T56">complicate, </text:span><text:span text:style-name="T57">revenue, </text:span><text:span text:style-name="T58">sale, </text:span><text:span text:style-name="T59">sail, </text:span><text:span text:style-name="T60">tutorial, </text:span><text:span text:style-name="T61">run-down, </text:span><text:span text:style-name="T62">go on, </text:span><text:span text:style-name="T63">exactly, </text:span><text:span text:style-name="T64">pricing, </text:span><text:span text:style-name="T65">rather, </text:span><text:span text:style-name="T66">book a ticket, </text:span><text:span text:style-name="T67">travel agent, </text:span><text:span text:style-name="T68">presume, presumably, assume, </text:span><text:span text:style-name="T69">get a refund, </text:span><text:span text:style-name="T70">basically, commodity, </text:span><text:span text:style-name="T71">unfair, </text:span><text:span text:style-name="T72">fair, </text:span><text:span text:style-name="T73">common sense, </text:span><text:span text:style-name="T74">flight, </text:span><text:span text:style-name="T75">all over the world, </text:span><text:span text:style-name="T76">time-consuming, </text:span><text:span text:style-name="T77">critical, </text:span><text:span text:style-name="T78">gamble, tariff, </text:span><text:span text:style-name="T79">hire a car, </text:span><text:span text:style-name="T80">in advance</text:span></text:p>
      <text:p text:style-name="P3"/>
      <text:p text:style-name="P4">questionnaire, <text:span text:style-name="T81">survey, </text:span><text:span text:style-name="T82">customer, consumer, </text:span><text:span text:style-name="T83">eye-catching, </text:span><text:span text:style-name="T84">aisle, </text:span><text:span text:style-name="T85">checkout, </text:span><text:span text:style-name="T86">shelf, sol</text:span><text:span text:style-name="T87">d, consultant, </text:span><text:span text:style-name="T88">promote, provide, </text:span><text:span text:style-name="T89">view, </text:span><text:span text:style-name="T90">make a decision, </text:span><text:span text:style-name="T91">hidden, </text:span><text:span text:style-name="T92">film something, </text:span><text:span text:style-name="T93">sophisticated, surv</text:span><text:span text:style-name="T94">eillance, </text:span><text:span text:style-name="T95">ensure, profit, </text:span><text:span text:style-name="T96">spaceman, </text:span><text:span text:style-name="T97">particular, </text:span><text:span text:style-name="T98">receive, </text:span><text:span text:style-name="T99">profitable, </text:span><text:span text:style-name="T100">gondola, </text:span><text:span text:style-name="T101">launch, </text:span><text:span text:style-name="T102">row, </text:span><text:span text:style-name="T103">shopper, </text:span><text:span text:style-name="T104">speed up, slow down, </text:span><text:span text:style-name="T105">item, </text:span><text:span text:style-name="T106">manufacture, manufacturer, hotspot, </text:span><text:span text:style-name="T107">grab, attention, </text:span><text:span text:style-name="T108">special offer, </text:span><text:span text:style-name="T109">eventually, </text:span><text:span text:style-name="T110">stand still, 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3T17:38:55.534696500</meta:creation-date>
    <dc:date>2026-02-03T18:05:22.935371300</dc:date>
    <meta:editing-duration>PT25M33S</meta:editing-duration>
    <meta:editing-cycles>115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4" meta:word-count="184" meta:character-count="1499" meta:non-whitespace-character-count="1318"/>
  </office:meta>
</office:document-meta>
</file>